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1.2cm" fo:margin-right="0cm" fo:text-indent="-0.9cm"/>
      <style:text-properties fo:color="#ffffff"/>
    </style:style>
    <style:style style:name="P17" style:family="paragraph">
      <style:paragraph-properties fo:margin-left="2.4cm" fo:margin-right="0cm" fo:text-indent="-0.8cm"/>
      <style:text-properties fo:color="#ffffff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font-size="24pt"/>
    </style:style>
    <style:style style:name="T8" style:family="text">
      <style:text-properties fo:color="#23ff23"/>
    </style:style>
    <style:style style:name="T9" style:family="text">
      <style:text-properties fo:font-size="26pt"/>
    </style:style>
    <style:style style:name="T10" style:family="text">
      <style:text-properties fo:color="#ffffff"/>
    </style:style>
    <style:style style:name="T11" style:family="text">
      <style:text-properties fo:color="#ccccff"/>
    </style:style>
    <style:style style:name="T12" style:family="text">
      <style:text-properties fo:color="#ffff00" fo:font-size="24pt"/>
    </style:style>
    <style:style style:name="T13" style:family="text">
      <style:text-properties fo:color="#ffff00" fo:font-size="22pt" fo:font-weight="bold"/>
    </style:style>
    <style:style style:name="T14" style:family="text">
      <style:text-properties fo:color="#ffffff" fo:font-size="24pt"/>
    </style:style>
    <style:style style:name="T15" style:family="text">
      <style:text-properties fo:font-size="22pt"/>
    </style:style>
    <style:style style:name="T16" style:family="text">
      <style:text-properties fo:color="#ccccff" fo:font-size="22pt"/>
    </style:style>
    <style:style style:name="T17" style:family="text">
      <style:text-properties fo:color="#ffffff" fo:font-size="20pt" fo:font-weight="bold"/>
    </style:style>
    <style:style style:name="T18" style:family="text">
      <style:text-properties fo:color="#ffff00" fo:font-size="20pt" fo:font-weight="bold"/>
    </style:style>
    <style:style style:name="T19" style:family="text">
      <style:text-properties fo:font-size="20pt" fo:font-weight="bold"/>
    </style:style>
    <style:style style:name="T20" style:family="text">
      <style:text-properties fo:color="#23ff23" fo:font-size="20pt" fo:font-style="italic" fo:font-weight="bold"/>
    </style:style>
    <style:style style:name="T21" style:family="text">
      <style:text-properties fo:color="#23ff23" fo:font-size="24pt"/>
    </style:style>
    <style:style style:name="T22" style:family="text">
      <style:text-properties fo:color="#ccccff" fo:font-size="24pt"/>
    </style:style>
    <style:style style:name="T23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4" style:family="text">
      <style:text-properties fo:font-family="'Lucida Sans'" style:font-style-name="Regular" style:font-family-generic="swiss" style:font-pitch="variable" fo:font-size="24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ch1-4 review</presentation:footer-decl>
      <presentation:footer-decl presentation:name="ftr2">CMPTxxxx</presentation:footer-decl>
      <presentation:footer-decl presentation:name="ftr3">CMPT 14x: 1.8-2.1</presentation:footer-decl>
      <presentation:footer-decl presentation:name="ftr4">CMPT 14x: 2.8, 2.9, 2.11</presentation:footer-decl>
      <presentation:footer-decl presentation:name="ftr5">CMPT 14x: 2.6, 2.7, 2.9, 2.10</presentation:footer-decl>
      <presentation:footer-decl presentation:name="ftr6">CMPT 14x: 3.4-3.8</presentation:footer-decl>
      <presentation:footer-decl presentation:name="ftr7">CMPT 14x: 4.8-5.2</presentation:footer-decl>
      <presentation:date-time-decl presentation:name="dtd1" presentation:source="fixed">6 Oct 2005</presentation:date-time-decl>
      <presentation:date-time-decl presentation:name="dtd2" presentation:source="current-date" style:data-style-name="D3"/>
      <presentation:date-time-decl presentation:name="dtd3" presentation:source="fixed">12 Sep 2005</presentation:date-time-decl>
      <presentation:date-time-decl presentation:name="dtd4" presentation:source="fixed">21 Sep 2005</presentation:date-time-decl>
      <presentation:date-time-decl presentation:name="dtd5" presentation:source="fixed">19 Sep 2005</presentation:date-time-decl>
      <presentation:date-time-decl presentation:name="dtd6" presentation:source="fixed">26 Sep 2005</presentation:date-time-decl>
      <presentation:date-time-decl presentation:name="dtd7" presentation:source="fixed">3 Oct 2005</presentation:date-time-decl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ch1-4 Review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6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9cm">
          <draw:text-box>
            <text:p text:style-name="P1"><text:span text:style-name="T3">http://cmpt14x.seanho.com/</text:span></text:p>
          </draw:text-box>
        </draw:frame>
        <draw:rect draw:style-name="gr2" draw:text-style-name="P7" draw:layer="layout" svg:width="7.62cm" svg:height="4.445cm" svg:x="19.685cm" svg:y="10.795cm">
          <text:p text:style-name="P4"><text:span text:style-name="T4">Reminders:</text:span></text:p>
          <text:p text:style-name="P5"><text:span text:style-name="T4"/></text:p>
          <text:p text:style-name="P6"><text:span text:style-name="T4">1) </text:span><text:span text:style-name="T5">journals</text:span><text:span text:style-name="T4"> in folder</text:span></text:p>
          <text:p text:style-name="P6"><text:span text:style-name="T4"/></text:p>
        </draw:rect>
        <draw:rect draw:style-name="gr2" draw:text-style-name="P7" draw:layer="layout" svg:width="2.541cm" svg:height="1.381cm" svg:x="24.766cm" svg:y="7.661cm">
          <text:p text:style-name="P4"><text:span text:style-name="T4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nnouncement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Midterm</text:span> ch1-4 this Friday in-class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Includes material in text not covered in class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Expect questions similar to quizz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Bring blank sheets of pa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losed book/notes/laptop/phone/cal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Review on Thu</text:span></text:p>
                  </text:list-item>
                </text:list>
              </text:list-item>
            </text:list>
            <text:list text:style-name="L3">
              <text:list-item>
                <text:p text:style-name="P9">Thanksgiving next Mon: <text:span text:style-name="T6">no M lab</text:span> section</text:p>
              </text:list-item>
            </text:list>
            <text:list text:style-name="L3">
              <text:list-item>
                <text:p text:style-name="P9">CMPT<text:span text:style-name="T6">140 final</text:span> W-Th <text:span text:style-name="T8">26-27Oct</text:span> in-class</text:p>
              </text:list-item>
            </text:list>
            <text:list text:style-name="L3">
              <text:list-item>
                <text:p text:style-name="P9">CMPT<text:span text:style-name="T6">145 final</text:span> W <text:span text:style-name="T8">14Dec</text:span> 2-4pm Neu13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-4 review</text:p>
          </draw:text-box>
        </draw:frame>
        <draw:frame presentation:style-name="pr5" draw:text-style-name="P9" draw:layer="layout" svg:width="25.199cm" svg:height="14.704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Ch1: Problem solving</text:span></text:p>
              </text:list-item>
            </text:list>
            <text:list text:style-name="L3">
              <text:list-item>
                <text:list>
                  <text:list-item>
                    <text:p text:style-name="P10">Top-down, WADES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Ch2: Your first Modula-2 program</text:span></text:p>
              </text:list-item>
            </text:list>
            <text:list text:style-name="L3">
              <text:list-item>
                <text:list>
                  <text:list-item>
                    <text:p text:style-name="P10">Modules, variables, expressions, type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Ch3: Program Structure</text:span></text:p>
              </text:list-item>
            </text:list>
            <text:list text:style-name="L3">
              <text:list-item>
                <text:list>
                  <text:list-item>
                    <text:p text:style-name="P10">Sequences, IF, loops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Ch4: Procedures</text:span></text:p>
              </text:list-item>
            </text:list>
            <text:list text:style-name="L3">
              <text:list-item>
                <text:list>
                  <text:list-item>
                    <text:p text:style-name="P10">Parameter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value vs. variable, actual vs. form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unctions, recurs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9" draw:layer="layout" svg:width="25.199cm" svg:height="14.267cm" svg:x="1.4cm" svg:y="4.507cm" presentation:class="outline">
          <draw:text-box>
            <text:list text:style-name="L3">
              <text:list-item>
                <text:p text:style-name="P9">Computing scientists as <text:span text:style-name="T6">toolsmiths</text:span></text:p>
              </text:list-item>
            </text:list>
            <text:list text:style-name="L3">
              <text:list-item>
                <text:p text:style-name="P9"><text:span text:style-name="T6">Top-down</text:span> vs. bottom-up; <text:span text:style-name="T6">WADES</text:span></text:p>
              </text:list-item>
            </text:list>
            <text:list text:style-name="L3">
              <text:list-item>
                <text:p text:style-name="P9">Client --&gt; Designer --&gt; Implementer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quirements</text:span> doc, <text:span text:style-name="T6">Design</text:span> spec, Code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VAR</text:span>iables and <text:span text:style-name="T6">CONST</text:span>ants</text:p>
              </text:list-item>
            </text:list>
            <text:list text:style-name="L3">
              <text:list-item>
                <text:p text:style-name="P9">Abstract data <text:span text:style-name="T6">types</text:span></text:p>
              </text:list-item>
            </text:list>
            <text:list text:style-name="L3">
              <text:list-item>
                <text:p text:style-name="P9">5 <text:span text:style-name="T6">hardware</text:span> abstractions</text:p>
              </text:list-item>
            </text:list>
            <text:list text:style-name="L3">
              <text:list-item>
                <text:p text:style-name="P9">5 <text:span text:style-name="T6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 <text:span text:style-name="T9">(4 questions, 20 marks, 10 minutes)</text:span></text:p>
          </draw:text-box>
        </draw:frame>
        <draw:frame presentation:style-name="pr5" draw:text-style-name="P9" draw:layer="layout" svg:width="25.199cm" svg:height="14.451cm" svg:x="1.4cm" svg:y="4.507cm" presentation:class="outline" presentation:user-transformed="true">
          <draw:text-box>
            <text:list text:style-name="L3">
              <text:list-item>
                <text:p text:style-name="P9"><text:span text:style-name="T10">Copy</text:span> this sentence and <text:span text:style-name="T6">fill in</text:span> the blanks:</text:p>
              </text:list-item>
            </text:list>
            <text:list text:style-name="L3">
              <text:list-item>
                <text:list>
                  <text:list-item>
                    <text:p text:style-name="P10">“Computers are t____, and<text:line-break/>computer scientists are t_________.”</text:p>
                  </text:list-item>
                </text:list>
              </text:list-item>
            </text:list>
            <text:list text:style-name="L3">
              <text:list-item>
                <text:p text:style-name="P9">What are the five steps of <text:span text:style-name="T6">top-down</text:span> problem solving?</text:p>
              </text:list-item>
            </text:list>
            <text:list text:style-name="L3">
              <text:list-item>
                <text:list>
                  <text:list-item>
                    <text:p text:style-name="P10">(it's okay if you don't get the exact words, but write the concepts)</text:p>
                  </text:list-item>
                </text:list>
              </text:list-item>
            </text:list>
            <text:list text:style-name="L3">
              <text:list-item>
                <text:p text:style-name="P9">What's the difference between <text:span text:style-name="T6">3</text:span>, <text:span text:style-name="T6">3.0</text:span>, and <text:span text:style-name="T6">“3.0”</text:span>?</text:p>
              </text:list-item>
            </text:list>
            <text:list text:style-name="L3">
              <text:list-item>
                <text:p text:style-name="P9">Write down the three <text:span text:style-name="T6">logical</text:span> operators and evaluate them on your choice of <text:span text:style-name="T11">TRUE</text:span> and <text:span text:style-name="T11">FALSE</text:span> operand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2: A basic Modula-2 program</text:p>
          </draw:text-box>
        </draw:frame>
        <draw:frame presentation:style-name="pr5" draw:text-style-name="P9" draw:layer="layout" svg:width="25.199cm" svg:height="14.632cm" svg:x="1.4cm" svg:y="4.507cm" presentation:class="outline" presentation:user-transformed="true">
          <draw:text-box>
            <text:list text:style-name="L3">
              <text:list-item>
                <text:p text:style-name="P9"><text:span text:style-name="T6">Modul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tructure</text:span> of a program 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IMPORT</text:span>ing library 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Declaring</text:span> variables, constants; <text:span text:style-name="T6">initializ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Reserved</text:span> words, <text:span text:style-name="T6">identifi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Operators on basic types: +, -, *, /, DIV, ...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Comparison</text:span> opera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BOOLEAN</text:span> operators, shortc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Precedence, type conversio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Input/output </text:span><text:span text:style-name="T10">on basic types (see next slide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4" presentation:use-date-time-name="dtd4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ummary of I/O routines we know</text:p>
          </draw:text-box>
        </draw:frame>
        <draw:frame presentation:style-name="pr5" draw:text-style-name="P9" draw:layer="layout" svg:width="12.296cm" svg:height="14.493cm" svg:x="1.4cm" svg:y="4.507cm" presentation:class="outline" presentation:user-transformed="true">
          <draw:text-box>
            <text:list text:style-name="L3">
              <text:list-item>
                <text:p text:style-name="P9">From STextIO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adChar</text:span> <text:span text:style-name="T11">(char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Char</text:span> <text:span text:style-name="T11">(char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String</text:span> <text:span text:style-name="T11">(string);</text:span></text:p>
                  </text:list-item>
                </text:list>
              </text:list-item>
            </text:list>
            <text:list text:style-name="L3">
              <text:list-item>
                <text:p text:style-name="P9">From SWholeIO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adInt</text:span> <text:span text:style-name="T11">(in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adCard</text:span> <text:span text:style-name="T11">(card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Int</text:span><text:span text:style-name="T11"> (int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Card</text:span><text:span text:style-name="T6"><text:line-break/></text:span><text:span text:style-name="T11">(card, width);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12.296cm" svg:height="14.267cm" svg:x="14.311cm" svg:y="4.507cm" presentation:class="outline" presentation:user-transformed="true">
          <draw:text-box>
            <text:list text:style-name="L3">
              <text:list-item>
                <text:p text:style-name="P9">From SRealIO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adReal</text:span> <text:span text:style-name="T11">(real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Real</text:span><text:line-break/><text:span text:style-name="T11">(real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Float</text:span><text:line-break/><text:span text:style-name="T11">(real, sigFigs, wid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Eng</text:span><text:line-break/><text:span text:style-name="T11">(real, sigFigs, wid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WriteFixed</text:span><text:line-break/><text:span text:style-name="T11">(real, place, width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5" presentation:use-date-time-name="dtd5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2 <text:span text:style-name="T7">(3 questions, 20 marks, 10 minutes)</text:span>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7">Mark each of the following 6 strings with “ok” or “not ok” for being an </text:span><text:span text:style-name="T12">identifier</text:span><text:span text:style-name="T7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13">StudentRecor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0thAnniversa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13">monthly budge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WriteStr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13">z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twu.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7">What does this code snippet </text:span><text:span text:style-name="T12">output</text:span><text:span text:style-name="T7">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2">WriteString (“Hello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2">WriteString (“World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7">Write a complete Modula-2 </text:span><text:span text:style-name="T14">program</text:span><text:span text:style-name="T7"> that </text:span><text:span text:style-name="T12">reads</text:span><text:span text:style-name="T7"> a character from the user and </text:span><text:span text:style-name="T12">prints</text:span><text:span text:style-name="T7"> it back to the screen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5">Don't worry about “</text:span><text:span text:style-name="T16">pausing</text:span><text:span text:style-name="T15">” at the end of the prog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5">Hint: remember the </text:span><text:span text:style-name="T16">import</text:span><text:span text:style-name="T15"> and </text:span><text:span text:style-name="T16">declaration</text:span><text:span text:style-name="T15"> block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3: Basic Program Structure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6"><text:span text:style-name="T10">Statement </text:span><text:span text:style-name="T6">sequences</text:span></text:p>
              </text:list-item>
            </text:list>
            <text:list text:style-name="L3">
              <text:list-item>
                <text:p text:style-name="P16"><text:span text:style-name="T6">Selection</text:span><text:span text:style-name="T10"> (IF, ELSE, ELSIF)</text:span></text:p>
              </text:list-item>
            </text:list>
            <text:list text:style-name="L3">
              <text:list-item>
                <text:p text:style-name="P16"><text:span text:style-name="T10">Repetition/</text:span><text:span text:style-name="T6">loops</text:span><text:span text:style-name="T10"> (WHILE, REPEAT)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0">Top-of-loop vs. bottom-of-loop testin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0">Boolean expression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6" presentation:use-date-time-name="dtd6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3 <text:span text:style-name="T7">(# questions, 20 marks, 10 minutes)</text:span></text:p>
          </draw:text-box>
        </draw:frame>
        <draw:frame presentation:style-name="pr5" draw:text-style-name="P19" draw:layer="layout" svg:width="25.199cm" svg:height="14.877cm" svg:x="1.4cm" svg:y="4.107cm" presentation:class="outline" presentation:user-transformed="true">
          <draw:text-box>
            <text:list text:style-name="L3">
              <text:list-item>
                <text:p text:style-name="P9"><text:span text:style-name="T17">(8pts) </text:span><text:span text:style-name="T18">Evaluate</text:span><text:span text:style-name="T19"> the following Boolean expressions, or if they give an error, indicate </text:span><text:span text:style-name="T18">why</text:span><text:span text:style-name="T19">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(3 + 5 &lt; 9) AND (14 MOD 3 =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7/3 = 2 <text:s text:c="2"/>OR <text:s text:c="3"/>5&gt;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(6 &lt; 4) &amp; (2 / (4 – 4) = 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~ 12 # 4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9">(3pts) What is </text:span><text:span text:style-name="T18">wrong</text:span><text:span text:style-name="T19"> with this loop? <text:s/>How would you </text:span><text:span text:style-name="T18">fix</text:span><text:span text:style-name="T19"> i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19">REPE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9">counter := 9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20">statement sequenc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9">counter := counter –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19">UNTIL counter &lt; 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19">(9pts) Write a </text:span><text:span text:style-name="T18">program</text:span><text:span text:style-name="T19"> to convert inches to centimetres or vice versa, depending on user input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4: Procedures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6"><text:span text:style-name="T6">Declaring</text:span><text:span text:style-name="T10"> procedures</text:span></text:p>
              </text:list-item>
            </text:list>
            <text:list text:style-name="L3">
              <text:list-item>
                <text:p text:style-name="P16"><text:span text:style-name="T10">Procedure </text:span><text:span text:style-name="T6">parameters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Formal</text:span><text:span text:style-name="T10"> vs. </text:span><text:span text:style-name="T6">actual</text:span><text:span text:style-name="T10"> 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Value</text:span><text:span text:style-name="T10"> vs. </text:span><text:span text:style-name="T6">variable</text:span><text:span text:style-name="T10"> 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cop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Function</text:span><text:span text:style-name="T10"> procedur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RETUR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Use in </text:span><text:span text:style-name="T6">expres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(example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7" presentation:use-date-time-name="dtd7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4 <text:span text:style-name="T7">(3 questions, 20 marks, 10 minutes)</text:span>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7">Describe in your own words the difference between</text:span><text:span text:style-name="T7"><text:line-break/></text:span><text:span text:style-name="T12">value</text:span><text:span text:style-name="T7"> parameters and </text:span><text:span text:style-name="T12">variable</text:span><text:span text:style-name="T7"> parameters.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9"><text:span text:style-name="T7">Write a Modula-2 </text:span><text:span text:style-name="T12">procedure</text:span><text:span text:style-name="T7"> </text:span><text:span text:style-name="T21">Swap</text:span><text:span text:style-name="T7"> that swaps the values of its two </text:span><text:span text:style-name="T22">REAL</text:span><text:span text:style-name="T7"> parameters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9"><text:span text:style-name="T7">Write a </text:span><text:span text:style-name="T12">function</text:span><text:span text:style-name="T7"> procedure </text:span><text:span text:style-name="T21">SortPair</text:span><text:span text:style-name="T7"> that swaps the values of its two </text:span><text:span text:style-name="T22">REAL</text:span><text:span text:style-name="T7"> parameters iff the first is </text:span><text:span text:style-name="T12">greater</text:span><text:span text:style-name="T7"> than the second. <text:s/>The function should return </text:span><text:span text:style-name="T22">TRUE</text:span><text:span text:style-name="T7"> iff a swap has been performed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9"><text:span text:style-name="T23">Midterm</text:span><text:span text:style-name="T1"> ch1-4 tomorrow!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Includes material in text not covered in class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Expect questions similar to quizz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Bring blank sheets of pa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losed book/notes/laptop/phone/calc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3">Lab4</text:span><text:span text:style-name="T1"> next Tue/Wed: 5.11 #(26 or 28 or 32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M-lab section can turn it in up to a week la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3">Quiz ch5</text:span><text:span text:style-name="T1"> postponed until Fri 14Oct</text:span></text:p>
              </text:list-item>
            </text:list>
            <text:list text:style-name="L3">
              <text:list-item>
                <text:p text:style-name="P9"><text:span text:style-name="T23">Reading</text:span><text:span text:style-name="T1">: through §5.5 for Wed 12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10-05T19:26:07</dc:date>
    <dc:language>en-US</dc:language>
    <meta:editing-cycles>256</meta:editing-cycles>
    <meta:editing-duration>P10DT9H26M5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